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181d7e"/>
    </style:style>
    <style:style style:name="T2" style:family="text">
      <style:text-properties officeooo:rsid="001c1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eb crawling - Scrapy</text:p>
      <text:p text:style-name="Text_20_body">NoSQL – MongoDB</text:p>
      <text:p text:style-name="Text_20_body">Natural Language Processing</text:p>
      <text:p text:style-name="Text_20_body">Clustering</text:p>
      <text:p text:style-name="Text_20_body"/>
      <text:p text:style-name="Text_20_body"><text:bookmark text:name="__DdeLink__0_619198458"/><text:bookmark text:name="__DdeLink__3_619198458"/><text:bookmark text:name="__DdeLink__5_619198458"/>El presente trabajo tiene como objetivo la obtención de datos de una web turística para su explotación. En él se realiza una captura información a través del proceso de web crawling. La información capturada hace referencia a la oferta turística de viajes y estancias promocionadas a diferentes lugares del mundo. Dicha información es almacenada en una base de datos no relacional, procesada sintácticamente, <text:span text:style-name="T1">y</text:span> agrupada con el objetivo de encontrar algún tipo de patrón con el que poder obtener indicadores de la calidad de la oferta. Por tanto, en este proyecto s<text:span text:style-name="T1">e</text:span> usan técnicas de web crawling que consisten en inspeccionar páginas web de forma automatizada y extraer información de las mismas para propositos como: búsqueda de enlaces rotos, indexado para acelerar motores de búsqueda o recopilación de información. Otras técnicas contempladas, son el procesamiento de lenguages naturales, las cuales permiten identificar terminos relevantes y patrones comunes, para clasificar la información y así almacenarla y utilizarla un modo eficien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41:39.976874221</meta:creation-date>
    <meta:editing-duration>PT37M18S</meta:editing-duration>
    <meta:editing-cycles>11</meta:editing-cycles>
    <meta:generator>LibreOffice/4.3.7.2$Linux_X86_64 LibreOffice_project/430m0$Build-2</meta:generator>
    <dc:date>2015-06-11T13:52:53.838236830</dc:date>
    <meta:document-statistic meta:table-count="0" meta:image-count="0" meta:object-count="0" meta:page-count="1" meta:paragraph-count="5" meta:word-count="169" meta:character-count="1118" meta:non-whitespace-character-count="953"/>
  </office:meta>
</office:document-meta>
</file>